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Test.shouldAcceptA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cketTest.shouldThrowOnReserved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etTest.shouldCallCatchAllListenerForIncomingPack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cketTest.shouldAcceptAnAuth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cket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CallCatchAllListenerForOutgoingPack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cketTest.shouldFireAnErrorEventOnMiddlewar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cketTest.shouldHaveAnAccessibleSocketIdEqualToServerSideSock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cketTest.clearsSocketIdUponDis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cket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TimeoutWhenTheServerDoesNotAcknowledgeTheEventI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cketTest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ChangeSocketIdUponR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cketTest.onSuccess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Test.shouldTimeoutAfterTheGivenDelayWhenSocketIsNot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cketTest.shouldNotTimeoutWhenTheServerDoesAcknowledgeThe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cketTest.doesNotFireConnectErrorIfWeForceDisconnectInOpening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ocketTest.shouldTimeoutWhenTheServerDoesNotAcknowledgeTh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cketTest.shouldHaveAnAccessibleSocketIdEqualToServerSideSocketIdOnCustom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cketTest.shouldEmitEvent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cketTest.shouldAcceptAQueryStringOnDefaul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